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Exploratory Data Analysis (EDA): A Comprehensive Guide</text:h>
      <text:p text:style-name="Text_20_body"/>
      <text:p text:style-name="Text_20_body">Exploratory Data Analysis (EDA) is a critical process in data science that involves analyzing and visualizing data to uncover insights, detect anomalies, and refine the choice of feature variables for machine learning models. This guide explores various EDA techniques categorized by data types and objectives, with a focus on maximizing insights and understanding the structure of datasets.</text:p>
      <text:p text:style-name="Standard"/>
      <text:h text:style-name="Heading_20_2" text:outline-level="2">Objectives of EDA</text:h>
      <text:p text:style-name="Text_20_body">The primary goals of EDA are:</text:p>
      <text:list xml:id="list7666066486977134819" text:style-name="L1">
        <text:list-item>
          <text:p text:style-name="P1"><text:span text:style-name="Strong_20_Emphasis">Maximize insights into the dataset</text:span></text:p>
        </text:list-item>
        <text:list-item>
          <text:p text:style-name="P1"><text:span text:style-name="Strong_20_Emphasis">Uncover underlying structures</text:span></text:p>
        </text:list-item>
        <text:list-item>
          <text:p text:style-name="P1"><text:span text:style-name="Strong_20_Emphasis">Extract important variables</text:span></text:p>
        </text:list-item>
        <text:list-item>
          <text:p text:style-name="P1"><text:span text:style-name="Strong_20_Emphasis">Detect outliers and anomalies</text:span></text:p>
        </text:list-item>
        <text:list-item>
          <text:p text:style-name="P1"><text:span text:style-name="Strong_20_Emphasis">Test underlying assumptions</text:span></text:p>
        </text:list-item>
        <text:list-item>
          <text:p text:style-name="P1"><text:span text:style-name="Strong_20_Emphasis">Guide feature selection for machine learning</text:span></text:p>
        </text:list-item>
      </text:list>
      <text:p text:style-name="Standard"/>
      <text:p text:style-name="Standard"/>
      <text:h text:style-name="Heading_20_2" text:outline-level="2">Types of Data in EDA</text:h>
      <text:p text:style-name="Text_20_body">Data types play a crucial role in determining the appropriate EDA techniques:</text:p>
      <text:list xml:id="list5189798355623210157" text:style-name="L2">
        <text:list-item>
          <text:p text:style-name="P2"><text:span text:style-name="Strong_20_Emphasis">Categorical Data</text:span>: Includes discrete categories, such as gender or product types.</text:p>
          <text:list>
            <text:list-item>
              <text:p text:style-name="P2">Common techniques: Frequency tables, proportions.</text:p>
            </text:list-item>
          </text:list>
        </text:list-item>
        <text:list-item>
          <text:p text:style-name="P2"><text:span text:style-name="Strong_20_Emphasis">Numerical Data</text:span>: Includes continuous or discrete numerical values, such as age or salary.</text:p>
          <text:list>
            <text:list-item>
              <text:p text:style-name="P2">Common techniques: Descriptive statistics (mean, median, standard deviation), measures of dispersion, skewness, kurtosis.</text:p>
            </text:list-item>
          </text:list>
        </text:list-item>
      </text:list>
      <text:p text:style-name="Standard"/>
      <text:h text:style-name="Heading_20_2" text:outline-level="2">Univariate EDA</text:h>
      <text:h text:style-name="Heading_20_3" text:outline-level="3">1. <text:span text:style-name="Strong_20_Emphasis">Non-Graphical Techniques</text:span></text:h>
      <text:p text:style-name="Text_20_body">Used to summarize and describe individual variables:</text:p>
      <text:list xml:id="list8067609452421675395" text:style-name="L3">
        <text:list-item>
          <text:p text:style-name="P3"><text:span text:style-name="Strong_20_Emphasis">Categorical Data</text:span>:</text:p>
          <text:list>
            <text:list-item>
              <text:p text:style-name="P3"><text:soft-page-break/>Frequency counts.</text:p>
            </text:list-item>
            <text:list-item>
              <text:p text:style-name="P3">Proportions or percentages.</text:p>
            </text:list-item>
          </text:list>
        </text:list-item>
        <text:list-item>
          <text:p text:style-name="P3"><text:span text:style-name="Strong_20_Emphasis">Numerical Data</text:span>:</text:p>
          <text:list>
            <text:list-item>
              <text:p text:style-name="P3">Measures of central tendency: Mean, median, mode.</text:p>
            </text:list-item>
            <text:list-item>
              <text:p text:style-name="P3">Measures of dispersion: Range, variance, standard deviation, interquartile range (IQR).</text:p>
            </text:list-item>
            <text:list-item>
              <text:p text:style-name="P3">Measures of position: Percentiles, quartiles.</text:p>
            </text:list-item>
            <text:list-item>
              <text:p text:style-name="P3">Shape of distribution: Skewness, kurtosis.</text:p>
            </text:list-item>
          </text:list>
        </text:list-item>
      </text:list>
      <text:h text:style-name="Heading_20_3" text:outline-level="3">2. <text:span text:style-name="Strong_20_Emphasis">Graphical Techniques</text:span></text:h>
      <text:p text:style-name="Text_20_body">Visualizations to understand data distributions:</text:p>
      <text:list xml:id="list3496518799915124358" text:style-name="L4">
        <text:list-item>
          <text:p text:style-name="P4"><text:span text:style-name="Strong_20_Emphasis">Categorical Data</text:span>:</text:p>
          <text:list>
            <text:list-item>
              <text:p text:style-name="P4">Pie charts.</text:p>
            </text:list-item>
            <text:list-item>
              <text:p text:style-name="P4">Bar charts.</text:p>
            </text:list-item>
          </text:list>
        </text:list-item>
        <text:list-item>
          <text:p text:style-name="P4"><text:span text:style-name="Strong_20_Emphasis">Numerical Data</text:span>:</text:p>
          <text:list>
            <text:list-item>
              <text:p text:style-name="P4">Histograms.</text:p>
            </text:list-item>
            <text:list-item>
              <text:p text:style-name="P4">Line graphs.</text:p>
            </text:list-item>
            <text:list-item>
              <text:p text:style-name="P4">Box plots.</text:p>
            </text:list-item>
            <text:list-item>
              <text:p text:style-name="P4">Dot plots.</text:p>
            </text:list-item>
          </text:list>
        </text:list-item>
      </text:list>
      <text:p text:style-name="Standard"/>
      <text:h text:style-name="Heading_20_2" text:outline-level="2">Multivariate EDA</text:h>
      <text:h text:style-name="Heading_20_3" text:outline-level="3">1. <text:span text:style-name="Strong_20_Emphasis">Non-Graphical Techniques</text:span></text:h>
      <text:list xml:id="list2717697926823642013" text:style-name="L5">
        <text:list-item>
          <text:p text:style-name="P5"><text:span text:style-name="Strong_20_Emphasis">Cross-tabulation</text:span>: Examines relationships between two categorical variables.</text:p>
        </text:list-item>
        <text:list-item>
          <text:p text:style-name="P5"><text:span text:style-name="Strong_20_Emphasis">Correlation and Covariance</text:span>:</text:p>
          <text:list>
            <text:list-item>
              <text:p text:style-name="P5">Correlation measures the strength and direction of the linear relationship between variables.</text:p>
            </text:list-item>
            <text:list-item>
              <text:p text:style-name="P5">Covariance measures the joint variability of two variables.</text:p>
            </text:list-item>
          </text:list>
        </text:list-item>
      </text:list>
      <text:p text:style-name="Quotations"><text:span text:style-name="Strong_20_Emphasis">Note</text:span>: Correlation of 0 does not imply independence; it only suggests no linear relationship.</text:p>
      <text:h text:style-name="Heading_20_3" text:outline-level="3">2. <text:span text:style-name="Strong_20_Emphasis">Graphical Techniques</text:span></text:h>
      <text:list xml:id="list7649535103882274304" text:style-name="L6">
        <text:list-item>
          <text:p text:style-name="P6"><text:span text:style-name="Strong_20_Emphasis">Scatter Plots</text:span>:</text:p>
          <text:list>
            <text:list-item>
              <text:p text:style-name="P6">Used for visualizing relationships between two numerical variables.</text:p>
            </text:list-item>
          </text:list>
        </text:list-item>
        <text:list-item>
          <text:p text:style-name="P6"><text:span text:style-name="Strong_20_Emphasis">Heatmaps</text:span>:</text:p>
          <text:list>
            <text:list-item>
              <text:p text:style-name="P6"><text:soft-page-break/>Displays correlations among multiple variables in a matrix format.</text:p>
            </text:list-item>
          </text:list>
        </text:list-item>
      </text:list>
      <text:p text:style-name="Standard"/>
      <text:p text:style-name="Standard"/>
      <text:p text:style-name="Standard"/>
      <text:h text:style-name="Heading_20_2" text:outline-level="2">Specialized EDA Techniques</text:h>
      <text:h text:style-name="Heading_20_3" text:outline-level="3">Heatmaps</text:h>
      <text:p text:style-name="Text_20_body">Heatmaps are particularly useful for:</text:p>
      <text:list xml:id="list8665500495979393230" text:style-name="L7">
        <text:list-item>
          <text:p text:style-name="P7">Identifying strong and weak correlations.</text:p>
        </text:list-item>
        <text:list-item>
          <text:p text:style-name="P7">Highlighting patterns among variables.</text:p>
        </text:list-item>
        <text:list-item>
          <text:p text:style-name="P7">Detecting potential multicollinearity issues in datasets.</text:p>
        </text:list-item>
      </text:list>
      <text:h text:style-name="Heading_20_3" text:outline-level="3">Outlier Detection</text:h>
      <text:p text:style-name="Text_20_body">Outliers can significantly affect statistical measures and model performance. Common methods to detect outliers:</text:p>
      <text:list xml:id="list5608050930349618706" text:style-name="L8">
        <text:list-item>
          <text:p text:style-name="P8">Box plots (using IQR).</text:p>
        </text:list-item>
        <text:list-item>
          <text:p text:style-name="P8">Z-scores.</text:p>
        </text:list-item>
        <text:list-item>
          <text:p text:style-name="P8">Visual anomalies in scatter plots.</text:p>
        </text:list-item>
      </text:list>
      <text:p text:style-name="Standard"/>
      <text:h text:style-name="Heading_20_2" text:outline-level="2">EDA Techniques by Objective</text:h>
      <text:h text:style-name="Heading_20_3" text:outline-level="3">Distribution Analysis</text:h>
      <text:list xml:id="list333949422079198670" text:style-name="L9">
        <text:list-item>
          <text:p text:style-name="P9">Identify how variables are distributed.</text:p>
        </text:list-item>
        <text:list-item>
          <text:p text:style-name="P9">Use histograms, box plots, and summary statistics.</text:p>
        </text:list-item>
      </text:list>
      <text:h text:style-name="Heading_20_3" text:outline-level="3">Outlier Detection</text:h>
      <text:list xml:id="list4448086496125776654" text:style-name="L10">
        <text:list-item>
          <text:p text:style-name="P10">Detect anomalies using box plots, scatter plots, and Z-scores.</text:p>
        </text:list-item>
      </text:list>
      <text:h text:style-name="Heading_20_3" text:outline-level="3">Quantify Relationships</text:h>
      <text:list xml:id="list8014516070071476657" text:style-name="L11">
        <text:list-item>
          <text:p text:style-name="P11">Use correlation, covariance, scatter plots, and heatmaps.</text:p>
        </text:list-item>
      </text:list>
      <text:h text:style-name="Heading_20_3" text:outline-level="3">Visualize Relationships</text:h>
      <text:list xml:id="list4166714956598719636" text:style-name="L12">
        <text:list-item>
          <text:p text:style-name="P12">Utilize scatter plots, heatmaps, and pair plots to explore inter-variable relationships.</text:p>
        </text:list-item>
      </text:list>
      <text:p text:style-name="Standard"/>
      <text:h text:style-name="Heading_20_2" text:outline-level="2"><text:soft-page-break/>Key Principles and Insights</text:h>
      <text:list xml:id="list60726172781506311" text:style-name="L13">
        <text:list-item>
          <text:p text:style-name="P13"><text:span text:style-name="Strong_20_Emphasis">Association vs. Causality</text:span>:</text:p>
          <text:list>
            <text:list-item>
              <text:p text:style-name="P13">Association does not imply causality.</text:p>
            </text:list-item>
            <text:list-item>
              <text:p text:style-name="P13">However, causality implies association.</text:p>
            </text:list-item>
          </text:list>
        </text:list-item>
        <text:list-item>
          <text:p text:style-name="P13"><text:span text:style-name="Strong_20_Emphasis">Interpreting Correlation</text:span>:</text:p>
          <text:list>
            <text:list-item>
              <text:p text:style-name="P13">If two variables are independent, their correlation is 0.</text:p>
            </text:list-item>
            <text:list-item>
              <text:p text:style-name="P13">A correlation of 0 does not mean two variables are unrelated; they might have a non-linear relationship.</text:p>
            </text:list-item>
          </text:list>
        </text:list-item>
      </text:list>
      <text:p text:style-name="Standard"/>
      <text:h text:style-name="Heading_20_2" text:outline-level="2">Summary</text:h>
      <text:p text:style-name="Text_20_body">EDA is a foundational step in data analysis that helps to:</text:p>
      <text:list xml:id="list4329609684696131000" text:style-name="L14">
        <text:list-item>
          <text:p text:style-name="P14">Understand data distributions.</text:p>
        </text:list-item>
        <text:list-item>
          <text:p text:style-name="P14">Identify and address anomalies.</text:p>
        </text:list-item>
        <text:list-item>
          <text:p text:style-name="P14">Explore relationships between variables.</text:p>
        </text:list-item>
      </text:list>
      <text:p text:style-name="Text_20_body">By applying appropriate graphical and non-graphical techniques, analysts can extract valuable insights and make informed decisions for further analysis or model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kram MTir</meta:initial-creator>
    <meta:creation-date>2025-01-02T23:55:32.73</meta:creation-date>
    <meta:document-statistic meta:table-count="0" meta:image-count="0" meta:object-count="0" meta:page-count="4" meta:paragraph-count="83" meta:word-count="542" meta:character-count="3760"/>
    <dc:date>2025-01-03T00:01:14.69</dc:date>
    <dc:creator>Akram MTir</dc:creator>
    <meta:editing-duration>PT5M43S</meta:editing-duration>
    <meta:editing-cycles>1</meta:editing-cycles>
    <meta:generator>OpenOffice/4.1.11$Win32 OpenOffice.org_project/4111m1$Build-9808</meta:generator>
  </office:meta>
</office:document-meta>
</file>